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 style:list-style-name="WWNum46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2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3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4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5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language="es" fo:country="ES" officeooo:rsid="0005ffc8" officeooo:paragraph-rsid="0005ffc8" style:letter-kerning="false" style:language-complex="ar" style:country-complex="SA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officeooo:rsid="0005ffc8" style:font-size-asian="10pt" style:font-name-complex="Calibri1" style:font-size-complex="10pt" style:font-weight-complex="bold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7" style:family="text">
      <style:text-properties style:font-name="Calibri" fo:font-size="11pt" style:font-size-asian="11pt" style:font-name-complex="Calibri1" style:font-size-complex="11pt"/>
    </style:style>
    <style:style style:name="T8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9" style:family="text">
      <style:text-properties style:font-name="Calibri" fo:font-size="12pt" style:font-size-asian="12pt" style:font-name-complex="Calibri1" style:font-size-complex="12pt"/>
    </style:style>
    <style:style style:name="T10" style:family="text">
      <style:text-properties style:font-name="Calibri" fo:font-size="12pt" style:font-name-asian="Arial1" style:font-size-asian="12pt" style:font-name-complex="Calibri1" style:font-size-complex="12pt"/>
    </style:style>
    <style:style style:name="T11" style:family="text">
      <style:text-properties fo:font-size="10pt" fo:font-weight="bold" style:font-size-asian="10pt" style:font-weight-asian="bold" style:font-name-complex="Calibri1" style:font-size-complex="9pt"/>
    </style:style>
    <style:style style:name="T12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20" loext:marker-style-name="T1"><text:span text:style-name="T1">NOMBRE Y APELLIDOS:</text:span><text:span text:style-name="T1"/></text:p>
            <text:p text:style-name="P16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21" loext:marker-style-name="T1"><text:span text:style-name="T1">FECHA: 18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20" loext:marker-style-name="T1"><text:span text:style-name="T1">DOCENTE: MANUEL MACÍAS PÉREZ</text:span><text:span text:style-name="T1"/></text:p>
            <text:p text:style-name="P16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21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20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21" loext:marker-style-name="T1"><text:span text:style-name="T1">Nº CURSO: </text:span><text:span text:style-name="T11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2" loext:marker-style-name="T3"><text:span text:style-name="T3">MF: </text:span><text:span text:style-name="T3"/></text:p>
          </table:table-cell>
          <table:table-cell table:style-name="Tabla1.D1" office:value-type="string">
            <text:p text:style-name="P23" loext:marker-style-name="T3"><text:span text:style-name="T3">0491</text:span><text:span text:style-name="T3"/></text:p>
          </table:table-cell>
          <table:table-cell table:style-name="Tabla1.C4" table:number-rows-spanned="3" office:value-type="string">
            <text:p text:style-name="P3" loext:marker-style-name="T12"><text:span text:style-name="T12">UNIDADES DE APRENDIZAJE A LAS QUE RESPONDE: </text:span><text:span text:style-name="T12"/></text:p>
          </table:table-cell>
          <table:table-cell table:style-name="Tabla1.C4" table:number-rows-spanned="3" office:value-type="string">
            <text:p text:style-name="P23" loext:marker-style-name="T3"><text:span text:style-name="T3">UA1</text:span><text:span text:style-name="T3"/></text:p>
          </table:table-cell>
          <table:table-cell table:style-name="Tabla1.D1" table:number-rows-spanned="3" office:value-type="string">
            <text:p text:style-name="P3" loext:marker-style-name="T12"><text:span text:style-name="T12">Duración:</text:span><text:span text:style-name="T12"/></text:p>
          </table:table-cell>
          <table:table-cell table:style-name="Tabla1.D1" table:number-rows-spanned="3" office:value-type="string">
            <text:p text:style-name="P4" loext:marker-style-name="T12"><text:span text:style-name="T12">1 hrs.</text:span><text:span text:style-name="T12"/></text:p>
          </table:table-cell>
        </table:table-row>
        <table:table-row table:style-name="Tabla1.4">
          <table:table-cell table:style-name="Tabla1.D1" office:value-type="string">
            <text:p text:style-name="P22" loext:marker-style-name="T3"><text:span text:style-name="T3">UF:</text:span><text:span text:style-name="T3"/></text:p>
          </table:table-cell>
          <table:table-cell table:style-name="Tabla1.D1" office:value-type="string">
            <text:p text:style-name="P23" loext:marker-style-name="T3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22" loext:marker-style-name="T3"><text:span text:style-name="T3">PRÁCTICA Nº:</text:span><text:span text:style-name="T3"/></text:p>
          </table:table-cell>
          <table:table-cell table:style-name="Tabla1.D1" office:value-type="string">
            <text:p text:style-name="P23" loext:marker-style-name="T3"><text:span text:style-name="T3">Actividad 6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9" loext:marker-style-name="T8"><text:span text:style-name="T7">DENOMINACIÓN:</text:span><text:span text:style-name="T8"> EJERCICIOS EN PSEUDOCÓDIG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0" loext:marker-style-name="T1"><text:span text:style-name="T6">DESCRIPCIÓN</text:span><text:span text:style-name="T6"/></text:p>
            <text:p text:style-name="P10" loext:marker-style-name="T4"><text:span text:style-name="T4">1.- Se desea validar una clave que sea 123456 hasta en tres oportunidades.</text:span><text:span text:style-name="T4"/></text:p>
            <text:p text:style-name="P10" loext:marker-style-name="T4"><text:span text:style-name="T4">Se propone la realización de:</text:span><text:span text:style-name="T4"/></text:p>
            <text:list text:style-name="WWNum46">
              <text:list-item>
                <text:p text:style-name="P11" loext:marker-style-name="T4"><text:span text:style-name="T4">Escribir pseudocódigo.</text:span><text:span text:style-name="T4"/></text:p>
              </text:list-item>
              <text:list-item>
                <text:p text:style-name="P11" loext:marker-style-name="T4"><text:span text:style-name="T4">Realizar un Script basado en el pseudocódigo anterior.</text:span><text:span text:style-name="T4"/></text:p>
              </text:list-item>
            </text:list>
            <text:p text:style-name="P5" loext:marker-style-name="T1"/>
            <text:p text:style-name="P12" loext:marker-style-name="T4"><text:span text:style-name="T4">InicioProceso</text:span></text:p>
            <text:p text:style-name="P12" loext:marker-style-name="T4"><text:span text:style-name="T4"/></text:p>
            <text:p text:style-name="P15" loext:marker-style-name="T4"><text:span text:style-name="T4">Escribe un string de 6 caracteres.</text:span></text:p>
            <text:p text:style-name="P15" loext:marker-style-name="T4"><text:span text:style-name="T4">//Si el string es “123456”</text:span></text:p>
            <text:p text:style-name="P15" loext:marker-style-name="T4"><text:span text:style-name="T4">Aparece mensaje “Su clave es la correcta. <text:s/>¡Bienvenido!”</text:span></text:p>
            <text:p text:style-name="P15" loext:marker-style-name="T4"><text:span text:style-name="T4"/></text:p>
            <text:p text:style-name="P15" loext:marker-style-name="T4"><text:span text:style-name="T4">Si no se abre un for de 1-3.</text:span></text:p>
            <text:p text:style-name="P15" loext:marker-style-name="T4"><text:span text:style-name="T4"/></text:p>
            <text:p text:style-name="P15" loext:marker-style-name="T4"><text:span text:style-name="T4">//SI n&lt;3</text:span></text:p>
            <text:p text:style-name="P15" loext:marker-style-name="T4"><text:span text:style-name="T4">Aparece mensaje “Su clave no es correcta. Intentelo de nuevo.” </text:span></text:p>
            <text:p text:style-name="P12" loext:marker-style-name="T4"><text:span text:style-name="T4">.</text:span></text:p>
            <text:p text:style-name="P12" loext:marker-style-name="T4"><text:span text:style-name="T4">//</text:span><text:span text:style-name="T5">Si n=3</text:span></text:p>
            <text:p text:style-name="P15" loext:marker-style-name="T4"><text:span text:style-name="T5">A</text:span><text:span text:style-name="T4">parece mensaje “Su acceso está denegado. Póngase en contacto con el administrador.”</text:span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12" loext:marker-style-name="T4"><text:span text:style-name="T4">.</text:span><text:span text:style-name="T4"/></text:p>
            <text:p text:style-name="P6" loext:marker-style-name="T4"/>
            <text:p text:style-name="P12" loext:marker-style-name="T4"><text:span text:style-name="T4">FinProceso</text:span><text:span text:style-name="T4"/></text:p>
            <text:p text:style-name="P6" loext:marker-style-name="T4"/>
            <text:p text:style-name="P6" loext:marker-style-name="T4"/>
            <text:p text:style-name="P13" loext:marker-style-name="T4"><text:span text:style-name="T4">La práctica se realizará de manera individual. </text:span><text:span text:style-name="T4"/></text:p>
            <text:p text:style-name="P7" loext:marker-style-name="T4"/>
            <text:p text:style-name="P13" loext:marker-style-name="T1"><text:span text:style-name="T6">MEDIOS PARA SU REALIZACIÓN</text:span><text:span text:style-name="T6"/></text:p>
            <text:list text:style-name="WWNum40">
              <text:list-item>
                <text:p text:style-name="P14" loext:marker-style-name="T3"><text:span text:style-name="T3">Equipo informático.</text:span><text:span text:style-name="T3"/></text:p>
              </text:list-item>
              <text:list-item>
                <text:p text:style-name="P14" loext:marker-style-name="T3"><text:soft-page-break/><text:span text:style-name="T3">Aplicación Visual Code Studio instalada en el equipo.</text:span><text:span text:style-name="T3"/></text:p>
              </text:list-item>
              <text:list-item>
                <text:p text:style-name="P14" loext:marker-style-name="T3"><text:span text:style-name="T3">Navegadores actualizados</text:span><text:span text:style-name="T3"/></text:p>
              </text:list-item>
            </text:list>
            <text:p text:style-name="P8" loext:marker-style-name="T3"/>
            <text:p text:style-name="P2" loext:marker-style-name="T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" loext:marker-style-name="T9"/>
      <text:p text:style-name="Standard"/>
      <text:p text:style-name="P24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2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3</meta:editing-cycles>
    <meta:creation-date>2023-07-18T10:23:00</meta:creation-date>
    <dc:date>2023-07-18T18:49:27.616000000</dc:date>
    <meta:editing-duration>PT54M18S</meta:editing-duration>
    <meta:generator>LibreOffice/7.5.4.2$Windows_X86_64 LibreOffice_project/36ccfdc35048b057fd9854c757a8b67ec53977b6</meta:generator>
    <meta:document-statistic meta:table-count="1" meta:image-count="1" meta:object-count="0" meta:page-count="3" meta:paragraph-count="47" meta:word-count="165" meta:character-count="985" meta:non-whitespace-character-count="867"/>
    <meta:user-defined meta:name="AppVersion">16.0000</meta:user-defined>
    <meta:template xlink:type="simple" xlink:actuate="onRequest" xlink:title="Normal.dotm" xlink:href=""/>
  </office:meta>
</office:document-meta>
</file>